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812cm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24.13cm" svg:height="3.063cm" svg:x="2.032cm" svg:y="0.762cm">
          <draw:text-box>
            <text:p text:style-name="P2"><text:span text:style-name="T1">The Holy Gospel</text:span></text:p>
            <text:p text:style-name="P2"><text:span text:style-name="T2">Luke 17:11–19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24.13cm" svg:height="9.269cm" svg:x="2.032cm" svg:y="0.762cm">
          <draw:text-box>
            <text:p><text:span text:style-name="T3">11</text:span><text:span text:style-name="T2">On the way to Jerusalem [Jesus] was passing along between Samaria and Galilee. </text:span></text:p>
            <text:p><text:span text:style-name="T3">12</text:span><text:span text:style-name="T2">And as he entered a village, he was met by ten lepers, who stood at a distance </text:span><text:span text:style-name="T3">13</text:span><text:span text:style-name="T2">and lifted up their voices, saying, “Jesus, Master, have mercy on u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4" draw:layer="layout" svg:width="24.13cm" svg:height="7.766cm" svg:x="2.032cm" svg:y="0.762cm">
          <draw:text-box>
            <text:p><text:span text:style-name="T3">14</text:span><text:span text:style-name="T2">When he saw them he said to them, “Go and show yourselves to the priests.” And as they went they were cleansed. </text:span><text:span text:style-name="T3">15</text:span><text:span text:style-name="T2">Then one of them, when he saw that he was healed, turned back, praising God with a loud voice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5" draw:text-style-name="P4" draw:layer="layout" svg:width="24.13cm" svg:height="6.263cm" svg:x="2.032cm" svg:y="0.762cm">
          <draw:text-box>
            <text:p><text:span text:style-name="T3">16</text:span><text:span text:style-name="T2">and he fell on his face at Jesus’ feet, giving him thanks. Now he was a Samaritan. </text:span><text:span text:style-name="T3">17</text:span><text:span text:style-name="T2">Then Jesus answered, “Were not ten cleansed? Where are the nine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6" draw:text-style-name="P4" draw:layer="layout" svg:width="24.13cm" svg:height="6.35cm" svg:x="2.032cm" svg:y="0.762cm">
          <draw:text-box>
            <text:p><text:span text:style-name="T3">18</text:span><text:span text:style-name="T2">Was no one found to return and give praise to God except this foreigner?” </text:span><text:span text:style-name="T3">19</text:span><text:span text:style-name="T2">And he said to him, “Rise and go your way; your faith has made you well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52:54.842000000</meta:creation-date>
    <dc:date>2017-11-17T23:12:52.818000000</dc:date>
    <meta:editing-duration>PT53S</meta:editing-duration>
    <meta:editing-cycles>2</meta:editing-cycles>
    <meta:generator>LibreOffice/5.4.2.2$Windows_X86_64 LibreOffice_project/22b09f6418e8c2d508a9eaf86b2399209b0990f4</meta:generator>
    <meta:document-statistic meta:object-count="38"/>
  </office:meta>
</office:document-meta>
</file>